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Heading_20_1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Järjestelmän yleisrakenne</text:h>
      <text:p text:style-name="P1">Ohjelmisto koostuu websivuista ja niihin liittyvistä scripteistä sekä Java-luokista. Websivuihin liittyvät tiedostot löytyvät kansiosta ”web/”, Java-luokat kansiosta ”src/”, käytetyt apukirjastot kansiossa ”lib/”, projektin dokumentaatioon liittyvät dokumentit kansiossa ”documents/” ja sql:n create table -lauseet kansiossa ”sql/”.</text:p>
      <text:h text:style-name="P3" text:outline-level="3">web/</text:h>
      <text:p text:style-name="P1">Kansiosta ”web/” löytyvät kaikki ohjelmistoon liittyvät .jsp- ja .jspf-tiedostot, joista websivut pääosin koostuvat. Tiedostot topNav.jspf sekä bottom.jspf sisältävät sivuissa käytettävät ylä- ja alapalkit. Kansiossa ”web/style/” on sivujen ulkoasuun liittyvät .css-tiedostot sekä sivuilla käytettävät kuvatiedostot. Websivuilla käytettävät JavaScriptit löytyvät kansiosta ”web/JavaScript/”.</text:p>
      <text:h text:style-name="P3" text:outline-level="3">src/</text:h>
      <text:p text:style-name="P1">Ohjelmistossa käytettävät Java-luokat löytyvät kansion ”src/java/com/mosedb/” alikansioista (jatkossa polkua ”.../” käytetään viittaamaan tähän kansioon). Tietokantaa käyttävät luokat on jaettu dao-tasoon ja business-tasoon, joissa dao-luokat ovat yhteydessä aina yhteen tietokantatauluun, ja business-luokat yhdistävät dao-luokkien haut useita tauluja tarvittaessa. Dao- ja business-luokat löytyvät kansioista ”.../dao/” ja ”.../business/”.</text:p>
      <text:p text:style-name="P1">Elokuvien, sarjojen, käyttäjien, ym. mallit löytyvät kansiosta ”.../models/”. Servlet-luokat sijaitsevat kansiossa ”.../servlets/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se Lybeck</meta:initial-creator>
    <meta:creation-date>2013-04-15T13:35:48</meta:creation-date>
    <dc:date>2013-04-15T14:07:00</dc:date>
    <dc:creator>Lasse Lybeck</dc:creator>
    <meta:editing-duration>PT19M1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7" meta:word-count="140" meta:character-count="1328" meta:non-whitespace-character-count="1328"/>
  </office:meta>
</office:document-meta>
</file>